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OperationsKontrakt 08:</text:span></text:p>
      <text:p text:style-name="Standard"/>
      <text:p text:style-name="Standard">Operation:</text:p>
      <text:p text:style-name="Standard">vælgForhandler(forhandler).</text:p>
      <text:p text:style-name="Standard"/>
      <text:p text:style-name="Standard"><text:span text:style-name="T2">Cross References:</text:span></text:p>
      <text:p text:style-name="Standard">UC01 - Forespørg på New-Yorker væg.</text:p>
      <text:p text:style-name="Standard"/>
      <text:p text:style-name="Standard"><text:span text:style-name="T2">Preconditions:</text:span></text:p>
      <text:list xml:id="list2965639672" text:style-name="WWNum1">
        <text:list-item>
          <text:p text:style-name="P2">En instans håndværker af Håndværker eksisterer.</text:p>
        </text:list-item>
        <text:list-item>
          <text:p text:style-name="P2">Forhandlerliste præsenteret. </text:p>
        </text:list-item>
      </text:list>
      <text:p text:style-name="P4"/>
      <text:p text:style-name="P4"/>
      <text:p text:style-name="P1"/>
      <text:p text:style-name="Standard"><text:span text:style-name="T2">Postconditions: </text:span></text:p>
      <text:list xml:id="list3420372655" text:style-name="WWNum2">
        <text:list-item>
          <text:p text:style-name="P3">forhandler blev valg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28" meta:character-count="242" meta:non-whitespace-character-count="225"/>
    <meta:generator>LibreOfficeDev/6.0.5.2$Linux_X86_64 LibreOffice_project/</meta:generator>
  </office:meta>
</office:document-meta>
</file>